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.199cm" style:auto-text-indent="false" fo:background-color="transparent"/>
      <style:text-properties officeooo:rsid="001b2420" officeooo:paragraph-rsid="001b2420"/>
    </style:style>
    <style:style style:name="P2" style:family="paragraph" style:parent-style-name="Meu_20_estilo_20_1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fo:font-size="14pt" fo:font-weight="bold" officeooo:rsid="00248eca" officeooo:paragraph-rsid="00248eca" style:font-size-asian="14pt" style:font-weight-asian="bold" style:font-size-complex="14pt" style:font-weight-complex="bold"/>
    </style:style>
    <style:style style:name="P3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4pt" fo:font-weight="bold" officeooo:rsid="0025da79" officeooo:paragraph-rsid="0025da79" style:font-size-asian="14pt" style:font-weight-asian="bold" style:font-size-complex="14pt" style:font-weight-complex="bold"/>
    </style:style>
    <style:style style:name="P4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4pt" fo:font-weight="normal" officeooo:rsid="00248eca" officeooo:paragraph-rsid="00248eca" style:font-size-asian="14pt" style:font-weight-asian="normal" style:font-size-complex="14pt" style:font-weight-complex="normal"/>
    </style:style>
    <style:style style:name="P5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fo:font-weight="normal" officeooo:rsid="0025da79" officeooo:paragraph-rsid="0025da79" style:font-size-asian="11.3500003814697pt" style:font-weight-asian="normal" style:font-size-complex="13pt" style:font-weight-complex="normal"/>
    </style:style>
    <style:style style:name="P6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fo:font-weight="normal" officeooo:rsid="0026ee77" officeooo:paragraph-rsid="0026ee77" style:font-size-asian="11.3500003814697pt" style:font-weight-asian="normal" style:font-size-complex="13pt" style:font-weight-complex="normal"/>
    </style:style>
    <style:style style:name="P7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fo:font-weight="normal" officeooo:rsid="00289b8c" officeooo:paragraph-rsid="00289b8c" style:font-size-asian="11.3500003814697pt" style:font-weight-asian="normal" style:font-size-complex="13pt" style:font-weight-complex="normal"/>
    </style:style>
    <style:style style:name="P8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fo:font-weight="normal" officeooo:rsid="00301027" officeooo:paragraph-rsid="00301027" style:font-size-asian="11.3500003814697pt" style:font-weight-asian="normal" style:font-size-complex="13pt" style:font-weight-complex="normal"/>
    </style:style>
    <style:style style:name="P9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style:text-underline-style="none" fo:font-weight="normal" officeooo:rsid="0025da79" officeooo:paragraph-rsid="0025da79" style:font-size-asian="11.3500003814697pt" style:font-weight-asian="normal" style:font-size-complex="13pt" style:font-weight-complex="normal"/>
    </style:style>
    <style:style style:name="P10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style:text-underline-style="none" officeooo:rsid="002c617a" officeooo:paragraph-rsid="002c617a" style:font-size-asian="11.3500003814697pt" style:font-size-complex="13pt"/>
    </style:style>
    <style:style style:name="P11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style:text-underline-style="none" officeooo:rsid="002f8b1c" officeooo:paragraph-rsid="002f8b1c" style:font-size-asian="11.3500003814697pt" style:font-size-complex="13pt"/>
    </style:style>
    <style:style style:name="P12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style:text-underline-style="none" officeooo:rsid="002b588d" officeooo:paragraph-rsid="002b588d" style:font-size-asian="11.3500003814697pt" style:font-size-complex="13pt"/>
    </style:style>
    <style:style style:name="P13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style:text-underline-style="none" officeooo:rsid="002b588d" officeooo:paragraph-rsid="002f8b1c" style:font-size-asian="11.3500003814697pt" style:font-size-complex="13pt"/>
    </style:style>
    <style:style style:name="P14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officeooo:paragraph-rsid="00289b8c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6pt" fo:font-weight="bold" officeooo:rsid="001ea9dd" officeooo:paragraph-rsid="001ea9dd" style:font-size-asian="14pt" style:font-weight-asian="bold" style:font-size-complex="16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6pt" fo:font-weight="bold" officeooo:rsid="001ea9dd" officeooo:paragraph-rsid="001ea9dd" style:font-size-asian="14pt" style:font-weight-asian="bold" style:font-size-complex="16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1ea9dd" officeooo:paragraph-rsid="001ea9dd" style:font-size-asian="12.25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normal" officeooo:rsid="001ea9dd" officeooo:paragraph-rsid="001ea9dd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normal" officeooo:rsid="001ea9dd" officeooo:paragraph-rsid="001ea9dd" style:font-size-asian="11.3500003814697pt" style:font-weight-asian="normal" style:font-size-complex="13pt" style:font-weight-complex="normal"/>
    </style:style>
    <style:style style:name="P20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fo:font-weight="normal" officeooo:rsid="0025da79" officeooo:paragraph-rsid="0025da79" style:font-size-asian="11.3500003814697pt" style:font-weight-asian="normal" style:font-size-complex="13pt" style:font-weight-complex="normal"/>
    </style:style>
    <style:style style:name="P21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fo:font-weight="normal" officeooo:rsid="003142b9" officeooo:paragraph-rsid="003142b9" style:font-size-asian="11.3500003814697pt" style:font-weight-asian="normal" style:font-size-complex="13pt" style:font-weight-complex="normal"/>
    </style:style>
    <style:style style:name="P22" style:family="paragraph" style:parent-style-name="Meu_20_estilo_20_1">
      <loext:graphic-properties draw:fill="none"/>
      <style:paragraph-properties fo:margin-left="0cm" fo:margin-right="0cm" fo:text-indent="0.3cm" style:auto-text-indent="false" fo:background-color="transparent"/>
      <style:text-properties fo:font-size="13pt" fo:font-weight="normal" officeooo:rsid="0032a4e3" officeooo:paragraph-rsid="0032a4e3" style:font-size-asian="11.3500003814697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3" style:family="text">
      <style:text-properties fo:font-size="13pt" style:text-underline-style="none" fo:font-weight="normal" officeooo:rsid="00289b8c" style:font-size-asian="11.3500003814697pt" style:font-weight-asian="normal" style:font-size-complex="13pt" style:font-weight-complex="normal"/>
    </style:style>
    <style:style style:name="T4" style:family="text">
      <style:text-properties officeooo:rsid="00289b8c"/>
    </style:style>
    <style:style style:name="T5" style:family="text">
      <style:text-properties style:text-underline-style="none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Variáveis Compostas</text:p>
      <text:p text:style-name="P16"/>
      <text:p text:style-name="P17">Variáveis Simples: <text:span text:style-name="T2">Só podem guardar um valor de cada vez.</text:span></text:p>
      <text:p text:style-name="P17">Variáveis Compostas:<text:span text:style-name="T2"> Podem guardar vários valores ao mesmo tempo.</text:span></text:p>
      <text:p text:style-name="P19"/>
      <text:p text:style-name="P18"/>
      <text:p text:style-name="P1"/>
      <text:p text:style-name="P2">Variável Composta: <text:span text:style-name="T1">Chamada de Array ou Vetor, guarda vários elementos, cujo conteúdo <text:tab/><text:tab/><text:tab/><text:tab/> <text:s text:c="6"/>pode ser acedido através de um índice.</text:span></text:p>
      <text:p text:style-name="P4"/>
      <text:p text:style-name="P3">Manipulação de arrays:</text:p>
      <text:p text:style-name="P3"/>
      <text:p text:style-name="P5">let nome_array = []</text:p>
      <text:p text:style-name="P5"/>
      <text:p text:style-name="P5">array[n] = var <text:tab/><text:tab/>→ Guarda a var no índice n, criando indíces vazios até n, se necessário</text:p>
      <text:p text:style-name="P5"/>
      <text:p text:style-name="P5">array.push(var) <text:tab/><text:tab/>→ Guarda a var no final do array</text:p>
      <text:p text:style-name="P22">array.unshift(var)<text:tab/><text:tab/>→ Guarda a var no início do array</text:p>
      <text:p text:style-name="P5"/>
      <text:p text:style-name="P21">array.pop()<text:tab/><text:tab/><text:tab/>→ Apaga e devolve o último elemento</text:p>
      <text:p text:style-name="P8">array.shift()<text:tab/><text:tab/><text:tab/>→ Apaga e devolve o 1º elemento do Array</text:p>
      <text:p text:style-name="P5"/>
      <text:p text:style-name="P6">array.sort() <text:tab/><text:tab/><text:tab/>→ Organiza os elementos por ordem a<text:span text:style-name="T4">lfabética</text:span></text:p>
      <text:p text:style-name="P7">array.sort((a, b) =&gt; a-b) <text:tab/>→ <text:span text:style-name="T5">Organiza os elementos por ordem numérica, exceto NaN e Inf</text:span></text:p>
      <text:p text:style-name="P14"><text:span text:style-name="T3"><text:tab/><text:tab/><text:tab/><text:tab/> <text:s text:c="5"/></text:span><text:a xlink:type="simple" xlink:href="https://developer.mozilla.org/en-US/docs/Web/JavaScript/Reference/" text:style-name="Internet_20_link" text:visited-style-name="Visited_20_Internet_20_Link"><text:span text:style-name="T7">https://developer.mozilla.org/en-US/docs/Web/JavaScript/Reference/</text:span></text:a><text:a xlink:type="simple" xlink:href="https://developer.mozilla.org/en-US/docs/Web/JavaScript/Reference/Global_Objects/Array/sort" text:style-name="Internet_20_link" text:visited-style-name="Visited_20_Internet_20_Link"><text:span text:style-name="T7">Global_Objects/Array/sort</text:span></text:a><text:span text:style-name="T6"> </text:span></text:p>
      <text:p text:style-name="P12"/>
      <text:p text:style-name="P13">array.indexOf(elemento)<text:tab/>→ Devolve a posição do elemento</text:p>
      <text:p text:style-name="P11">array.includes(var) <text:tab/>→ Devolve um boolean que nos indica se var está no array</text:p>
      <text:p text:style-name="P10">array.map(function)<text:tab/>→ Devolve um array cujos elementos são os do array1 após passarem pela <text:tab/><text:tab/><text:tab/><text:tab/> <text:s text:c="4"/>function</text:p>
      <text:p text:style-name="P9"/>
      <text:p text:style-name="P9">array.length <text:tab/><text:tab/>→ Devolve o comprimento do arr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08:26:49.797000000</meta:creation-date>
    <meta:generator>LibreOffice/6.0.7.3$Windows_X86_64 LibreOffice_project/dc89aa7a9eabfd848af146d5086077aeed2ae4a5</meta:generator>
    <meta:editing-duration>PT12H54M51S</meta:editing-duration>
    <meta:editing-cycles>17</meta:editing-cycles>
    <dc:title>Modelo 1</dc:title>
    <dc:date>2020-10-12T09:29:23.247000000</dc:date>
    <meta:document-statistic meta:table-count="0" meta:image-count="0" meta:object-count="0" meta:page-count="1" meta:paragraph-count="18" meta:word-count="166" meta:character-count="1148" meta:non-whitespace-character-count="953"/>
    <meta:template xlink:type="simple" xlink:actuate="onRequest" xlink:title="Modelo 1" xlink:href="../../../../../../AppData/Roaming/LibreOffice/4/user/template/Modelo%201.ott" meta:date="2020-05-04T08:26:49.557000000"/>
  </office:meta>
</office:document-meta>
</file>